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style:contextual-spacing="false" fo:text-align="justify" style:justify-single-word="false"/>
    </style:style>
    <style:style style:name="P2" style:family="paragraph" style:parent-style-name="Standard">
      <style:paragraph-properties fo:margin-top="0.101cm" fo:margin-bottom="0.101cm" style:contextual-spacing="false" fo:text-align="justify" style:justify-single-word="false"/>
      <style:text-properties officeooo:rsid="000ee5c3" officeooo:paragraph-rsid="000ee5c3"/>
    </style:style>
    <style:style style:name="P3" style:family="paragraph" style:parent-style-name="Standard">
      <style:paragraph-properties fo:margin-top="0.101cm" fo:margin-bottom="0.101cm" style:contextual-spacing="false" fo:text-align="justify" style:justify-single-word="false"/>
      <style:text-properties fo:font-weight="normal" officeooo:rsid="000ee5c3" officeooo:paragraph-rsid="000ee5c3" style:font-weight-asian="normal" style:font-weight-complex="normal"/>
    </style:style>
    <style:style style:name="P4" style:family="paragraph" style:parent-style-name="Standard">
      <style:paragraph-properties fo:margin-top="0.101cm" fo:margin-bottom="0.101cm" style:contextual-spacing="false" fo:text-align="justify" style:justify-single-word="false"/>
      <style:text-properties fo:font-weight="normal" officeooo:rsid="000facf1" officeooo:paragraph-rsid="000facf1" style:font-weight-asian="normal" style:font-weight-complex="normal"/>
    </style:style>
    <style:style style:name="P5" style:family="paragraph" style:parent-style-name="Standard">
      <style:paragraph-properties fo:margin-top="0.101cm" fo:margin-bottom="0.101cm" style:contextual-spacing="false" fo:text-align="justify" style:justify-single-word="false"/>
      <style:text-properties fo:font-weight="normal" officeooo:rsid="0014df76" officeooo:paragraph-rsid="0014df76" style:font-weight-asian="normal" style:font-weight-complex="normal"/>
    </style:style>
    <style:style style:name="P6" style:family="paragraph" style:parent-style-name="Standard">
      <style:paragraph-properties fo:margin-top="0.101cm" fo:margin-bottom="0.101cm" style:contextual-spacing="false" fo:text-align="justify" style:justify-single-word="false"/>
      <style:text-properties fo:font-weight="normal" officeooo:rsid="0012159a" officeooo:paragraph-rsid="0012159a" style:font-weight-asian="normal" style:font-weight-complex="normal"/>
    </style:style>
    <style:style style:name="P7" style:family="paragraph" style:parent-style-name="Standard">
      <style:paragraph-properties fo:margin-top="0.101cm" fo:margin-bottom="0.101cm" style:contextual-spacing="false" fo:text-align="justify" style:justify-single-word="false"/>
      <style:text-properties fo:font-weight="normal" officeooo:rsid="00158033" officeooo:paragraph-rsid="00158033" style:font-weight-asian="normal" style:font-weight-complex="normal"/>
    </style:style>
    <style:style style:name="P8" style:family="paragraph" style:parent-style-name="Standard">
      <style:paragraph-properties fo:margin-top="0.101cm" fo:margin-bottom="0.101cm" style:contextual-spacing="false" fo:text-align="justify" style:justify-single-word="false"/>
      <style:text-properties fo:font-weight="normal" officeooo:rsid="0016a731" officeooo:paragraph-rsid="0016a731" style:font-weight-asian="normal" style:font-weight-complex="normal"/>
    </style:style>
    <style:style style:name="P9" style:family="paragraph" style:parent-style-name="Standard">
      <style:paragraph-properties fo:margin-top="0.101cm" fo:margin-bottom="0.101cm" style:contextual-spacing="false" fo:text-align="justify" style:justify-single-word="false"/>
      <style:text-properties fo:font-weight="normal" officeooo:rsid="00197173" officeooo:paragraph-rsid="00197173" style:font-weight-asian="normal" style:font-weight-complex="normal"/>
    </style:style>
    <style:style style:name="T1" style:family="text">
      <style:text-properties officeooo:rsid="000ee5c3"/>
    </style:style>
    <style:style style:name="T2" style:family="text">
      <style:text-properties officeooo:rsid="0014df76"/>
    </style:style>
    <style:style style:name="T3" style:family="text">
      <style:text-properties officeooo:rsid="0016118b"/>
    </style:style>
    <style:style style:name="T4" style:family="text">
      <style:text-properties officeooo:rsid="000f8b6b"/>
    </style:style>
    <style:style style:name="T5" style:family="text">
      <style:text-properties officeooo:rsid="00115e16"/>
    </style:style>
    <style:style style:name="T6" style:family="text">
      <style:text-properties officeooo:rsid="0011b51b"/>
    </style:style>
    <style:style style:name="T7" style:family="text">
      <style:text-properties officeooo:rsid="0012159a"/>
    </style:style>
    <style:style style:name="T8" style:family="text">
      <style:text-properties officeooo:rsid="0015dc97"/>
    </style:style>
    <style:style style:name="T9" style:family="text">
      <style:text-properties officeooo:rsid="00131c3b"/>
    </style:style>
    <style:style style:name="T10" style:family="text">
      <style:text-properties officeooo:rsid="0013b39b"/>
    </style:style>
    <style:style style:name="T11" style:family="text">
      <style:text-properties officeooo:rsid="00158033"/>
    </style:style>
    <style:style style:name="T12" style:family="text">
      <style:text-properties officeooo:rsid="0015b4f7"/>
    </style:style>
    <style:style style:name="T13" style:family="text">
      <style:text-properties officeooo:rsid="001a3a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um ist das Shuttle auf halben Weg zwischen dem Asteroidengürtel und dem Jupiter ist, <text:span text:style-name="T1">bildet</text:span> sich ein <text:span text:style-name="T1">schwarz weiß pulsierender Punkt, welcher so groß ist wie das Shuttle.</text:span></text:p>
      <text:p text:style-name="P2">Matthias ruft zu Liam während er auf seiner Konsole probiert das <text:span text:style-name="T2">Wurmloch</text:span> für die Kommunikation <text:span text:style-name="T2">mit der</text:span> aufrecht zu erhalten: „Liam, bringen Sie uns so schnell wie möglich so weit wie möglich <text:span text:style-name="T2">von diesem pulsierendem etwas</text:span> weg!“</text:p>
      <text:p text:style-name="P2">„Ja Sir!“</text:p>
      <text:p text:style-name="P3">Matthias hört die <text:span text:style-name="T2">schrillen</text:span> Sirenen, die zum <text:span text:style-name="T3">Heulen</text:span> angefangen haben, da <text:span text:style-name="T2">die Sensoren</text:span> <text:span text:style-name="T2">ungewöhnliche Signale registrier</text:span><text:span text:style-name="T3">en</text:span>. Jedoch <text:span text:style-name="T4">passt der Signalton nicht zu den Matthias bekannten Signaltönen. </text:span><text:span text:style-name="T2">Einmal sind die Töne zu lang gezogen, mal sind sie zu kurz, etwas was genau so mit den Pausen zwischen den einzelnen Tönen passiert.</text:span></text:p>
      <text:p text:style-name="P4">Matthias sieht, dass die Kommunikationsverbindung zur Erde immer wieder <text:span text:style-name="T5">abbricht und </text:span><text:span text:style-name="T6">sich </text:span><text:span text:style-name="T5">wieder auf</text:span><text:span text:style-name="T6">baut. </text:span><text:span text:style-name="T2">Dabei rast sein Herz genau so wie sein Kopf.</text:span></text:p>
      <text:p text:style-name="P5">Er muss sich den Schweiß vom Kopf wischen um nicht aus Versehen etwas zu drücken, was er gar nicht will, da ihm Schweiß auf die Schaltfläche tropft.</text:p>
      <text:p text:style-name="P4"><text:span text:style-name="T2">Er hört Liam mit Panik, welche er überdecken will, in seiner Stimme rufen: </text:span>„<text:span text:style-name="T6">Matthias, die Antriebe sind zu schwach um zu entkommen!“</text:span></text:p>
      <text:p text:style-name="P5">Trotz der Panik welche sich in Matthias groß macht, versucht er einen Notfallplan aufzustellen.</text:p>
      <text:p text:style-name="P4">„<text:span text:style-name="T6">Liam, versuche </text:span><text:span text:style-name="T2">uns </text:span><text:span text:style-name="T6">weiter von diesem Ding wegzukommen! Madlaina, trenne das </text:span><text:span text:style-name="T3">Oberd</text:span><text:span text:style-name="T6">eck vom Stromnetz damit wir Energie für die Antriebe haben, ich trenne das </text:span><text:span text:style-name="T3">Unterdeck</text:span><text:span text:style-name="T6">! </text:span><text:span text:style-name="T3">Wir müssen die Energie zu den Antrieben umleiten!</text:span><text:span text:style-name="T6">“</text:span></text:p>
      <text:p text:style-name="P4"><text:span text:style-name="T2">Madlaina presst ihre Antwort aus sich heraus, da sie den Atem anhält: </text:span>„<text:span text:style-name="T6">Wird gemacht!“</text:span></text:p>
      <text:p text:style-name="P4">„<text:span text:style-name="T6">Cloé bereite schon mal das Notfallkrankenzimmer vor, es kann sein, dass </text:span><text:span text:style-name="T7">wir es bald brauchen!“</text:span></text:p>
      <text:p text:style-name="P6">Nachdem Cloé die Kommandozentrale verlassen hatte und die zwei äußeren Decks vom Strom getrennt waren, schaltete Matthias den Großteil der Räume im mittleren Deck auf Notfallstrom. Die einzigen Bereiche die den vollen Strom für Licht und Lebenserhaltung erhalten, sind die Kom<text:span text:style-name="T2">m</text:span>andozentrale, das Krankenzimmer und der Gang dazwischen. Die restlichen Bereiche sind nun komplett schwarz und im mittleren Deck bekommen diese nur noch minimale Luftreinigung und Sauerstoff<text:span text:style-name="T8">z</text:span>ir<text:span text:style-name="T8">k</text:span>ulation.</text:p>
      <text:p text:style-name="P6">„Liam, haben Sie jetzt genug Energie für die Antriebe‽“</text:p>
      <text:p text:style-name="P6">„Nein!“</text:p>
      <text:p text:style-name="P5">Zu der Panik im Österreicher, breitet sich zusätzlich Frust in ihm aus.</text:p>
      <text:p text:style-name="P6">„Verdammt! Ich trenne mal die Kommunikation zur Erde!“</text:p>
      <text:p text:style-name="P6">Madlaina ruft panisch dazwischen: „NEIN WARUM?“</text:p>
      <text:p text:style-name="P6">„Wir müssen hier sicher herauskommen, und das Kommunikationsgerät braucht genau soviel Strom wie das <text:span text:style-name="T3">Ober-</text:span> und <text:span text:style-name="T3">Unterd</text:span>eck zusammen, das heißt es wäre ein sinnvoller Schritt um uns hier weg zu bekommen!“</text:p>
      <text:p text:style-name="P6">„<text:span text:style-name="T9">Matthias, der Sog wird immer stärker, es hilft gerade gar nichts! Wir werden nur noch weiter zu diesem… etwas gezogen!“</text:span></text:p>
      <text:p text:style-name="P6">„<text:span text:style-name="T10">Verdammt!!!“</text:span></text:p>
      <text:p text:style-name="P5">Die gesamte Besatzung merkt die Beschleunigung in Richtung des etwas und als alle den Atem anhalten um sich auf einen Möglichen Aufschlag vorzubereiten, kommt dieser nicht. Stattdessen wirken Kräfte, welche an eine Achterbahn erinnern und alle werden <text:span text:style-name="T11">hin und her gerüttelt. Liam hat sich gerade noch gut genug gefangen, dass er das Stabilisierungsprogramm starten konnte, was nur hilft, dass die vier nicht mehr ganz so stark herum gerüttelt werden.</text:span></text:p>
      <text:p text:style-name="P7"><text:soft-page-break/>Während sie durch das Licht fliegen, sehen sie wie es unregelmäßig ist. Es werden auf dem Bildschirm, welche die Sensordaten darstellen, Lichtpunkte angezeigt, welche mit enormer Geschwindigkeit an dem Shuttle vorbeiziehen. Diese werden jedoch sehr schnell sehr viel weniger. Nach einigen Momenten kommen nur noch vereinzelte Lichtpunkte am Shuttle vorbei. Als das passiert, ist das Shuttle auch ruhig, jedoch fängt es bald wieder an zu rütteln, und das zeitgleich als die Lichtpunkte wieder am Shuttle vorbei ziehen.</text:p>
      <text:p text:style-name="P7">Nach weiteren 1,5min vom immer stärker werdendem rütteln, werden die Besatzung mit dem Shuttle aus diesem Tunnel ähnlichem Konstrukt geworfen und d<text:span text:style-name="T8">ie Triebwerke bekommen durch das Sicherheitssystem sofort den Befehl zu bremsen und stehen zu bleiben</text:span>.</text:p>
      <text:p text:style-name="P7">Alle Besatzungsmitglieder werden nach vorne geschleudert.</text:p>
      <text:p text:style-name="P7">Als sich Madlaina wieder fängt und sich aufrichtet, fragt sie mit zitternder Stimme: „Wo sind wir? Was ist gerade passiert?“</text:p>
      <text:p text:style-name="P7">„Keine Ahnung. Das einzige was ich weiß ist, dass das nicht geplant war <text:span text:style-name="T12">und den Rest finden wir heraus wenn wir die Sensordaten analysieren.</text:span>“</text:p>
      <text:p text:style-name="P7">Nach ein paar Atemzügen erinnert sich Matthias an Cloé und er funkt sie an.</text:p>
      <text:p text:style-name="P7">„Cloé, geht es ihnen gut?“, dabei tritt Matthias weg und handelt im Autopiloten.</text:p>
      <text:p text:style-name="P7">Diese antwortet mit einer zitternden hohlen Stimme: „Soweit ich mich gerade fühle, ja, bin mir aber nicht ganz sicher ob der Schock mich gerade nicht alles fühlen lässt.“</text:p>
      <text:p text:style-name="P7">„Wir drei kommen in die Krankenstation nach.“</text:p>
      <text:p text:style-name="P8">Matthias, Madlaina und Liam gehen in die Krankenstation.</text:p>
      <text:p text:style-name="P8">Die Beine vom Österreicher fühlen sich wie Pudding an.</text:p>
      <text:p text:style-name="P9">Als die drei durch den Gang zur Krankenstation gehen, hört Matthias fast gar nichts, ein bedrückendes Gefühl.</text:p>
      <text:p text:style-name="P9">Im Krankenzimmer angekommen, empfängt sie Cloé sie mit zumindest einer guten Nachricht: „Ich kann euch schon mal eins sagen, eine Strahlenkrankheit haben wir schon mal nicht, da die Strahlenbelastung die ganze Zeit auf dem Niveau von Zürich war, die schlechte Nachricht ist, dass ich von den aktuellen Außenbildern keine Sternbilder erkennen kann.“</text:p>
      <text:p text:style-name="P9">„Cloé, wie wichtig stufst du eine medizinische Untersuchung von uns allen ein?“</text:p>
      <text:p text:style-name="P9">„<text:span text:style-name="T13">Ext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5T19:48:12.661997849</meta:creation-date>
    <dc:date>2025-11-26T22:13:47.171718405</dc:date>
    <meta:editing-duration>PT5H3M1S</meta:editing-duration>
    <meta:editing-cycles>13</meta:editing-cycles>
    <meta:generator>LibreOffice/25.8.3.2$Linux_X86_64 LibreOffice_project/580$Build-2</meta:generator>
    <meta:document-statistic meta:table-count="0" meta:image-count="0" meta:object-count="0" meta:page-count="2" meta:paragraph-count="36" meta:word-count="812" meta:character-count="5262" meta:non-whitespace-character-count="4486"/>
  </office:meta>
</office:document-meta>
</file>